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4000001044BBB9EB7D01FB761.png" manifest:media-type="image/png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figurations/writerkeybinding.xml" manifest:media-type=""/>
  <manifest:file-entry manifest:full-path="Configurations/writertoolbar.xml" manifest:media-type="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3" style:family="table">
      <style:table-properties style:width="6.417cm" fo:margin-left="1.097cm" fo:margin-right="1.566cm" table:align="margins"/>
    </style:style>
    <style:style style:name="Tableau23.A" style:family="table-column">
      <style:table-column-properties style:column-width="3.711cm" style:rel-column-width="37907*"/>
    </style:style>
    <style:style style:name="Tableau23.B" style:family="table-column">
      <style:table-column-properties style:column-width="2.706cm" style:rel-column-width="27628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9.081cm" table:align="margins"/>
    </style:style>
    <style:style style:name="Tableau24.A" style:family="table-column">
      <style:table-column-properties style:column-width="9.081cm" style:rel-column-width="65535*"/>
    </style:style>
    <style:style style:name="Tableau24.A1" style:family="table-cell">
      <style:table-cell-properties fo:padding="0.097cm" fo:border="0.05pt solid #000000"/>
    </style:style>
    <style:style style:name="Tableau25" style:family="table">
      <style:table-properties style:width="9.081cm" table:align="margins"/>
    </style:style>
    <style:style style:name="Tableau25.A" style:family="table-column">
      <style:table-column-properties style:column-width="9.081cm" style:rel-column-width="65535*"/>
    </style:style>
    <style:style style:name="Tableau25.A1" style:family="table-cell">
      <style:table-cell-properties fo:padding="0.097cm" fo:border="0.05pt solid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color="#ff0000" fo:background-color="transparent"/>
    </style:style>
    <style:style style:name="P17" style:family="paragraph" style:parent-style-name="Table_20_Contents">
      <style:text-properties fo:color="#ff0000" fo:font-size="8pt" style:text-underline-style="none" style:font-size-asian="8pt" style:font-size-complex="8pt"/>
    </style:style>
    <style:style style:name="P18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9" style:family="paragraph" style:parent-style-name="Table_20_Contents">
      <style:text-properties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Table_20_Contents">
      <style:text-properties style:text-underline-style="solid" style:text-underline-width="auto" style:text-underline-color="font-color"/>
    </style:style>
    <style:style style:name="P22" style:family="paragraph" style:parent-style-name="Standard">
      <style:text-properties officeooo:paragraph-rsid="00171e13"/>
    </style:style>
    <style:style style:name="P23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24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25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26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27" style:family="paragraph" style:parent-style-name="_35__20_Texte">
      <style:text-properties style:font-name="Arial Narrow2" style:font-name-asian="Nimbus Sans L" style:font-name-complex="Nimbus Sans L"/>
    </style:style>
    <style:style style:name="P28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29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3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32" style:family="paragraph" style:parent-style-name="_31__20_Titre_20_1">
      <style:text-properties style:font-name="Arial Narrow2"/>
    </style:style>
    <style:style style:name="P33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34" style:family="paragraph" style:parent-style-name="_32__20_Titre_20_2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35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none"/>
    </style:style>
    <style:style style:name="T14" style:family="text">
      <style:text-properties fo:color="#000080"/>
    </style:style>
    <style:style style:name="T15" style:family="text">
      <style:text-properties fo:color="#000080" style:text-underline-style="none"/>
    </style:style>
    <style:style style:name="T16" style:family="text">
      <style:text-properties fo:color="#008000"/>
    </style:style>
    <style:style style:name="T17" style:family="text">
      <style:text-properties fo:color="#008000" style:text-underline-style="none"/>
    </style:style>
    <style:style style:name="T18" style:family="text">
      <style:text-properties style:font-name="Arial Narrow2" style:text-underline-style="none" style:font-name-asian="Nimbus Sans L" style:font-name-complex="Nimbus Sans L"/>
    </style:style>
    <style:style style:name="T19" style:family="text">
      <style:text-properties style:font-name="Arial Narrow2" style:font-name-asian="Nimbus Sans L" style:font-name-complex="Nimbus Sans 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ubject>P2019 : Nom du projet</text:subject></text:p>
      <text:p text:style-name="P24">Groupe<text:keywords/></text:p>
      <text:p text:style-name="P24"><text:description/></text:p>
      <text:p text:style-name="Standard"/>
      <text:p text:style-name="P25"/>
      <text:p text:style-name="P26">Dossier des tests d'intégrations</text:p>
      <text:p text:style-name="P25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0">1- Intégration 1 : Description<text:tab/>2</text:p>
          <text:p text:style-name="P31">1.1 - <text:s/>Procédure de test<text:tab/>2</text:p>
          <text:p text:style-name="P31">1.2 - <text:s/>Rapport d'exécution<text:tab/>2</text:p>
          <text:p text:style-name="P30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33" text:outline-level="1" text:is-list-header="true"><text:span text:style-name="T11">1-</text:span><text:span text:style-name="T13"> </text:span><text:span text:style-name="T11">Intégration 1 : </text:span><text:span text:style-name="T12"><text:s/>Description</text:span></text:h>
      <text:h text:style-name="_32__20_Titre_20_2" text:outline-level="2"><text:span text:style-name="T13"><text:s/></text:span>Procédure de test</text:h>
      <text:p text:style-name="P27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14">Procédur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0</text:p>
          </table:table-cell>
          <table:table-cell table:style-name="Tableau12.B5" office:value-type="string">
            <text:p text:style-name="Table_20_Contents">Compilation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Table_20_Contents">Make</text:p>
                </table:table-cell>
              </table:table-row>
              <table:table-row>
                <table:table-cell table:style-name="Tableau12.C2.1.2" office:value-type="string">
                  <text:p text:style-name="Table_20_Contents">Le projet compile sans avertissement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1</text:p>
          </table:table-cell>
          <table:table-cell table:style-name="Tableau12.B5" office:value-type="string">
            <text:p text:style-name="Standard">void SuperviseurEcoute::setConfigurationPortRS232()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Table_20_Contents">La méthode lance une requête qui demande la configuration de la communication entre le module ZigBee et le superviseur</text:p>
                </table:table-cell>
              </table:table-row>
              <table:table-row>
                <table:table-cell table:style-name="Tableau12.C3.1.2" office:value-type="string">
                  <text:p text:style-name="Table_20_Contents">La communication entre le module ZigBee et le superviseur est opérationnelle</text:p>
                  <table:table table:name="Tableau23" table:style-name="Tableau23">
                    <table:table-column table:style-name="Tableau23.A"/>
                    <table:table-column table:style-name="Tableau23.B"/>
                    <table:table-row>
                      <table:table-cell table:style-name="Tableau23.A1" office:value-type="string">
                        <text:p text:style-name="P15">Vitesse :</text:p>
                      </table:table-cell>
                      <table:table-cell table:style-name="Tableau23.B1" office:value-type="string">
                        <text:p text:style-name="P16">19200 bauds</text:p>
                      </table:table-cell>
                    </table:table-row>
                    <table:table-row>
                      <table:table-cell table:style-name="Tableau23.A2" office:value-type="string">
                        <text:p text:style-name="P15">Parité :</text:p>
                      </table:table-cell>
                      <table:table-cell table:style-name="Tableau23.B2" office:value-type="string">
                        <text:p text:style-name="P16">Aucune</text:p>
                      </table:table-cell>
                    </table:table-row>
                    <table:table-row>
                      <table:table-cell table:style-name="Tableau23.A2" office:value-type="string">
                        <text:p text:style-name="P15">Bit de stop :</text:p>
                      </table:table-cell>
                      <table:table-cell table:style-name="Tableau23.B2" office:value-type="string">
                        <text:p text:style-name="P16">1 bit</text:p>
                      </table:table-cell>
                    </table:table-row>
                    <table:table-row>
                      <table:table-cell table:style-name="Tableau23.A2" office:value-type="string">
                        <text:p text:style-name="P15">Bits de données :</text:p>
                      </table:table-cell>
                      <table:table-cell table:style-name="Tableau23.B2" office:value-type="string">
                        <text:p text:style-name="P16">8 bits</text:p>
                      </table:table-cell>
                    </table:table-row>
                  </table:table>
                  <text:p text:style-name="_35__20_Texte"/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2</text:p>
          </table:table-cell>
          <table:table-cell table:style-name="Tableau12.B5" office:value-type="string">
            <text:p text:style-name="Standard">void SuperviseurEcoute::demarrerAcquisition()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Table_20_Contents">La méthode demande la réception de la trame en plusieurs bouts</text:p>
                  <text:p text:style-name="P18">Trames réceptionnées:</text:p>
                  <table:table table:name="Tableau24" table:style-name="Tableau24">
                    <table:table-column table:style-name="Tableau24.A"/>
                    <table:table-row>
                      <table:table-cell table:style-name="Tableau24.A1" office:value-type="string">
                        <text:p text:style-name="P19">Trame 1 :</text:p>
                        <text:p text:style-name="P17">02000D6F00000310</text:p>
                        <text:p text:style-name="P20">Trame 2 :<text:span text:style-name="T13"> <text:s/></text:span><text:span text:style-name="T15">B0150225198612319861231415022519861231986123141502251986123198612314150225198612319861231415022519861231986123141502251986123198612314150225198612319861235198612319861231415022519861231986123141502251</text:span></text:p>
                        <text:p text:style-name="P20">Trame 3 : <text:span text:style-name="T17">9861231986123141502251986186125022519861231986123141502251986123198612314150225198612319861231415022519861231986123519861231986123141502251986123198612314150225198612#</text:span></text:p>
                      </table:table-cell>
                    </table:table-row>
                  </table:table>
                  <text:p text:style-name="P21"/>
                </table:table-cell>
              </table:table-row>
              <table:table-row>
                <table:table-cell table:style-name="Tableau12.C4.1.2" office:value-type="string">
                  <text:p text:style-name="Table_20_Contents">La trame est réceptionnée et est traitée pour n'en faire qu'une seule</text:p>
                  <table:table table:name="Tableau25" table:style-name="Tableau25">
                    <table:table-column table:style-name="Tableau25.A"/>
                    <table:table-row>
                      <table:table-cell table:style-name="Tableau25.A1" office:value-type="string">
                        <text:p text:style-name="P19">Trame entière:</text:p>
                        <text:p text:style-name="P17">02000D6F00000310<text:span text:style-name="T14">B0150225198612319861231415022519861231986123141502251986123198612314150225198612319861231415022519861231986123141502251986123198612314150225198612319861235198612319861231415022519861231986123141502251</text:span><text:span text:style-name="T16">9861231986123141502251986186125022519861231986123141502251986123198612314150225198612319861231415022519861231986123519861231986123141502251986123198612314150225198612#</text:span></text:p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3</text:p>
          </table:table-cell>
          <table:table-cell table:style-name="Tableau12.B5" office:value-type="string">
            <text:p text:style-name="Standard">void SuperviseurEcoute::arreterAcquisition()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Table_20_Contents">Déconnecte le port série</text:p>
                </table:table-cell>
              </table:table-row>
              <table:table-row>
                <table:table-cell table:style-name="Tableau12.C5.1.2" office:value-type="string">
                  <text:p text:style-name="Table_20_Contents">Le port rs232 est libéré</text:p>
                </table:table-cell>
              </table:table-row>
            </table:table>
          </table:table-cell>
        </table:table-row>
      </table:table>
      <text:p text:style-name="P27"/>
      <text:p text:style-name="P27"/>
      <text:h text:style-name="_32__20_Titre_20_2" text:outline-level="2"><text:span text:style-name="T18"><text:s/></text:span><text:span text:style-name="T19">Rapport d'exécution</text:span></text:h>
      <text:p text:style-name="P28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15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Table_20_Contents">Pas d'avertissement</text:p>
          </table:table-cell>
        </table:table-row>
        <table:table-row>
          <table:table-cell table:style-name="Tableau13.A5" office:value-type="string">
            <text:p text:style-name="P15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Table_20_Contents">La connexion est bonne</text:p>
          </table:table-cell>
        </table:table-row>
        <text:soft-page-break/>
        <table:table-row>
          <table:table-cell table:style-name="Tableau13.A5" office:value-type="string">
            <text:p text:style-name="P15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Table_20_Contents">La demande de réception de la trame a été prise en compte</text:p>
          </table:table-cell>
        </table:table-row>
        <table:table-row>
          <table:table-cell table:style-name="Tableau13.A5" office:value-type="string">
            <text:p text:style-name="P15">U1.3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Table_20_Contents">Port série libéré</text:p>
          </table:table-cell>
        </table:table-row>
      </table:table>
      <text:p text:style-name="P29"/>
      <text:h text:style-name="P32" text:outline-level="1"><text:span text:style-name="T13"><text:s/></text:span><text:span text:style-name="T11">Intégration 2 : </text:span><text:span text:style-name="T12"><text:s/>...</text:span></text:h>
      <text:h text:style-name="P3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BTS-SN_E6.2_Dossier_des_tests_integrations.odt</text:file-name><text:tab/>- <text:print-date style:data-style-name="N30"/><text:s/>-<text:tab/>Page <text:page-number text:select-page="current">0</text:page-number><text:s/>/ <text:page-count style:num-format="1">3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4BBB9EB7D01FB761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8-12-19T15:24:28.412802577">19 déc. 18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8-12-19T15:24:28.417638097">19 déc. 18</text:date></text:span><text:span text:style-name="MT8"><text:s/>-<text:tab/>Page </text:span><text:span text:style-name="MT8"><text:page-number text:select-page="current">3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8-12-19T15:24:28.423313484">19 déc. 18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8-12-19T15:24:28.431908288">19 déc. 18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title>Dossier des tests d'intégrations</dc:title>
    <dc:subject>P2019 : Nom du projet</dc:subject>
    <meta:creation-date>2018-12-19T15:24:07.256353256</meta:creation-date>
    <dc:language>fr-FR</dc:language>
    <meta:editing-cycles>2</meta:editing-cycles>
    <meta:editing-duration>PT45S</meta:editing-duration>
    <meta:initial-creator>Philippe MERCIER</meta:initial-creator>
    <dc:date>2018-12-19T15:24:27.894329294</dc:date>
    <dc:creator>Philippe MERCIER</dc:creator>
    <meta:document-statistic meta:table-count="6" meta:image-count="1" meta:object-count="0" meta:page-count="3" meta:paragraph-count="83" meta:word-count="309" meta:character-count="2677" meta:non-whitespace-character-count="2435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